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 svg:font-family="'Courier New'"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Bold Oblique" style:font-family-generic="swiss"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design of <text:span text:style-name="T1">larchin</text:span><text:span text:style-name="T2">, the hard-disk installer for </text:span><text:span text:style-name="T1">larch</text:span><text:span text:style-name="T2"> live media (from version 4).</text:span></text:h>
      <text:h text:style-name="Heading_20_2" text:outline-level="2"><text:span text:style-name="T2">Purpose</text:span></text:h>
      <text:p text:style-name="P1">larchin<text:span text:style-name="T2"> provides a GUI to assist in the installation of a </text:span>larch<text:span text:style-name="T2"> live medium as a normal </text:span>Arch Linux<text:span text:style-name="T2"> system to a hard disk drive. It does not cover all possible installation scenarios, but concentrates on the most usual configurations, aiming to be simple to use and also suitable for inexperienced users. It does not manage all aspects of an installation, its scope is restricted to preparation of the installation partition(s), copying the system to these, and preparation of the boot loader. Other aspects of system configuration are not here regarded as falling within the direct domain of the installer, as they can also (often usefully) be performed on a system which has already been installed, or - in the case of a </text:span>larch<text:span text:style-name="T2"> live system - they can be performed before installation.</text:span></text:p>
      <text:h text:style-name="Heading_20_2" text:outline-level="2"><text:span text:style-name="T2">Program structure</text:span></text:h>
      <text:p text:style-name="P1"><text:span text:style-name="T2">A highly modular approach has been taken, and the attempt has been made to separate the interactive elements from the actual executional ones. The GUI code lives in the subdirectory 'modules/gtk', and it is hoped that the interface will be clear enought to allow an alternative GUI front end to be constructed, if desired, without having to alter any significant amount of code in the rest of the application.</text:span></text:p>
      <text:p text:style-name="P1"><text:span text:style-name="T2">The control of the underlying machine, including the fetching of information and the execution of the actual commands necessary to perform the installation steps, is done indirectly via the module 'modules/install.py', which in turn uses shell subprocesses to perform the actual operations. These (mostly very short) shell scripts are in the directory 'syscalls' and can even be on a separate machine, thus offering one way of performing a remote installation.</text:span></text:p>
      <text:p text:style-name="P1"><text:span text:style-name="T2">The main window provides a title area and a button area, which are essentially shared by all installation stages (though buttons can be disabled and labels altered), together with a widget stack which forms the main customizable display area for the stages. It is a sort of 'wizard/druid' approach. The user interface part of a back-step is managed by popping the top widget (stage) from the stack, thus returning to the previous one (of course a reinitialization may well be necessary too). A forward step causes the pushing of the interface for the new stage to the stack.</text:span></text:p>
      <text:p text:style-name="P1"><text:span text:style-name="T2">The individual pages of the widget stack are all widgets which subclass 'Stage' (modules/gtk/stage.py). This class provides a set of basic methods which can be useful for constructing and manipulating such a stage widget. These stage subclasses should not themselves be GUI-specific, so any GUI-specific elements (widgets) they need should be defined in separate modules in the 'gtk' directory. The stage modules are in the 'modules/stages' directory and are not imported in the standard way, so some care is necessary in their design. They are </text:span><text:soft-page-break/><text:span text:style-name="T2">run within the main GUI widget, class 'Larchin' (in modules/gtk/larchinmain.py) using python's 'execfile' function. Their global environment is thus effectively that of 'larchinmain.py', and locals are entered into a clean dictionary. What this means practically is that 'import' statements won't work normally in these modules. If you do need to import something that is not already available (from larchinmain.py), you need to do a local import within the function where the module is needed (see modules/stages/partitions.py for examples).</text:span></text:p>
      <text:p text:style-name="P1"><text:span text:style-name="T2">The module modules/partition.py (class 'Partition') handles the information that is input by the user or generated automatically concerning the formatting and mount points of partitions. Each (interesting) partition has an instance of this class, which the actual installation stage can then use to determine what to do with it.</text:span></text:p>
      <text:h text:style-name="Heading_20_2" text:outline-level="2"><text:span text:style-name="T2">Invocation options</text:span></text:h>
      <text:p text:style-name="Text_20_body"><text:span text:style-name="T2">The </text:span><text:span text:style-name="T1">larchin</text:span><text:span text:style-name="T2"> executable is 'run/larchin.py'. It can be run (without arguments) from within a </text:span><text:span text:style-name="T1">larch</text:span><text:span text:style-name="T2"> live system to install that system to an attached hard disk drive. For this to work an X-server must installed and running. </text:span><text:span text:style-name="T1">larchin</text:span><text:span text:style-name="T2"> will generally be available in the system menu, or even as an icon on the desktop.</text:span></text:p>
      <text:p text:style-name="Text_20_body"><text:span text:style-name="T2">It is, however, also possible to run </text:span><text:span text:style-name="T1">larchin</text:span><text:span text:style-name="T2"> on a remote machine via ssh. For this you will generally need to have configured your </text:span><text:span text:style-name="T1">larch</text:span><text:span text:style-name="T2"> system appropriately (see the </text:span><text:span text:style-name="T1">larch</text:span><text:span text:style-name="T2"> documentation on using </text:span><text:span text:style-name="T1">ssh</text:span><text:span text:style-name="T2"> and you will need to use the '-Y' option to </text:span><text:span text:style-name="T1">ssh</text:span><text:span text:style-name="T2">, e.g.:</text:span></text:p>
      <text:p text:style-name="Preformatted_20_Text"><text:span text:style-name="T2"><text:tab/>ssh -Y &lt;larch-machine&gt; larchin.py</text:span></text:p>
      <text:p text:style-name="P1"><text:span text:style-name="T2">This should work basically the same as the local version, except that the machine running larch, on which the installation is to take place, doesn't need a keyboard and monitor, all interaction takes place on the other machine.</text:span></text:p>
      <text:p text:style-name="P1"><text:span text:style-name="T2">There is also a third possibility, though this is probably only useful in special cases. Because of the layering of the application, it is only actually necessary to have the 'syscalls' directory on the target system. So it would be possible to build a very minimal </text:span>larch<text:span text:style-name="T2"> system without </text:span>xorg<text:span text:style-name="T2">, etc., and use this remotely via </text:span>ssh<text:span text:style-name="T2"> to perform a hard-disk installation. In this case, </text:span>larchin<text:span text:style-name="T2"> must be available on the <text:s/>controlling machine and only password-less </text:span>ssh<text:span text:style-name="T2"> is supported (using public key authentication). The command line for this would be something like:</text:span></text:p>
      <text:p text:style-name="Preformatted_20_Text"><text:span text:style-name="T2"><text:tab/>(.../)larchin.py -t &lt;larch-machine&gt;</text:span></text:p>
      <text:p text:style-name="Text_20_body"><text:span text:style-name="T2">The '-t' option causes the shell scripts to be copied over to the target machine, for the case where </text:span><text:span text:style-name="T1">larchin</text:span><text:span text:style-name="T2"> is not installed in that </text:span><text:span text:style-name="T1">larch</text:span><text:span text:style-name="T2"> system. Note that in such a minimal system, </text:span><text:span text:style-name="T1">gparted</text:span><text:span text:style-name="T2"> will not be available for partitioning (this must be available on the target system, it cannot modify disks remotely).</text:span></text:p>
      <text:p text:style-name="Text_20_body"><text:span text:style-name="T2"/></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Bold Oblique"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DejaVu Serif"/>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DejaVu San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2pt" style:font-name-asian="Courier New" style:font-size-asian="10pt" style:font-name-complex="Courier New"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2-25T11:43:18</meta:creation-date>
    <dc:date>2008-02-25T13:23:28</dc:date>
    <meta:editing-cycles>8</meta:editing-cycles>
    <meta:editing-duration>PT1H40M14S</meta:editing-duration>
    <meta:user-defined meta:name="Info 1"/>
    <meta:user-defined meta:name="Info 2"/>
    <meta:user-defined meta:name="Info 3"/>
    <meta:user-defined meta:name="Info 4"/>
    <meta:document-statistic meta:table-count="0" meta:image-count="0" meta:object-count="0" meta:page-count="2" meta:paragraph-count="17" meta:word-count="912" meta:character-count="5501"/>
  </office:meta>
</office:document-meta>
</file>